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</style:style>
    <style:style style:name="pr2" style:family="presentation" style:parent-style-name="Обычный-subtitle">
      <style:graphic-properties draw:fill-color="#ffffff" fo:min-height="9.134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8.884cm"/>
    </style:style>
    <style:style style:name="pr5" style:family="presentation" style:parent-style-name="Обычный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style:text-properties style:text-line-through-style="solid" style:text-line-through-type="single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Разработка через тестирование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Пишите код только если тест не прошел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Хорошая архитектура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"Хорошая на текущий момент", не избыточная, достаточная для прохождения тестов / критериев приемки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Сложность сопровождения и разработк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Плохой код ведет к никому качество ПО. Плохой код</text:span></text:p>
              </text:list-header>
              <text:list-item>
                <text:p>Сложен для понимания</text:p>
              </text:list-item>
              <text:list-item>
                <text:p>Сложен для изменения</text:p>
              </text:list-item>
              <text:list-item>
                <text:p>Изменение плохого кода приводит к ошибкам в других частях системы</text:p>
                <text:p>Когда ПО требует изменений, это становится проблемой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ПО не реализует требований заказчика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ПО разрабатывается с значительным увеличением сроком и не реализует требований заказчика</text:p>
              </text:list-item>
              <text:list-item>
                <text:p>Требования заказчика за время разработки значительно изменяютс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Решение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Для того, чтобы создавать сопровождаемое ПО, удовлетворяющее требования заказчика, мы должны научиться </text:p>
              </text:list-header>
              <text:list-item>
                <text:p>Создавать надежное ПО (TDD)</text:p>
              </text:list-item>
              <text:list-item>
                <text:p>Создавать требуемое ПО (acceptance TD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D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Мы должны создавать небольшие автономные сущности и аккуратно их тестировать.</text:p>
              </text:list-header>
              <text:list-item>
                <text:p>Исключать ошибки программиста</text:p>
              </text:list-item>
              <text:list-item>
                <text:p>Защита от повторного внесения ошибок</text:p>
              </text:list-item>
              <text:list-item>
                <text:p>Рефакторинг в более простую архитектур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начала тест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Проектирование → Реализация → Тест (не тщательно, не автоматизированно)</text:span></text:p>
              </text:list-item>
              <text:list-item>
                <text:p><text:span text:style-name="T3">Написание теста → Реализация. Изменение теста → Изменение реализации.</text:span></text:p>
              </text:list-item>
              <text:list-item>
                <text:p><text:span text:style-name="T3">Рефакторинг → Тестирование. Итаративно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Критерии приемк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Проблемы</text:p>
              </text:list-header>
              <text:list-item>
                <text:p>Размытость требований заказчика</text:p>
              </text:list-item>
              <text:list-item>
                <text:p>Часть требований заказчика могут быть упущены</text:p>
              </text:list-item>
              <text:list-item>
                <text:p>Есть большое пространство для интерпретации требований командой разработ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пределение критериев приемк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Критерии приемки это <text:span text:style-name="T4">индикаторы готовности</text:span> требования или задачи</text:p>
                <text:p><text:span text:style-name="T5">Когда все критерии приемки проходят, задача выполнен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бщий язык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Критерии приемки это описание спецификации ПО на языке заказчика</text:p>
                <text:p>Это общий язык между разработчиками, заказчиками, тестировщиками, аналитиками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Цикл разработк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Написание пользовательских историй → Написание критериев приемки → Проектирование и разработка ПО → Проверка критериев приемки (Ручная или автоматическая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Вячеслав Владимирович Борисов</meta:initial-creator>
    <meta:creation-date>2020-01-20T10:10:35.011140533</meta:creation-date>
    <meta:generator>LibreOffice/6.3.3.2.0$Linux_X86_64 LibreOffice_project/30$Build-2</meta:generator>
    <dc:date>2020-01-21T11:12:14.835678857</dc:date>
    <dc:creator>Вячеслав Владимирович Борисов</dc:creator>
    <meta:editing-duration>PT55M55S</meta:editing-duration>
    <meta:editing-cycles>28</meta:editing-cycles>
    <meta:document-statistic meta:object-count="65"/>
  </office:meta>
</office:document-meta>
</file>